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Heading_20_4">
      <style:paragraph-properties fo:margin-top="0cm" fo:margin-bottom="0.247cm" style:contextual-spacing="false" fo:line-height="115%"/>
    </style:style>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Heading_20_3">
      <style:paragraph-properties fo:margin-top="0cm" fo:margin-bottom="0.247cm" style:contextual-spacing="false" fo:line-height="115%"/>
    </style:style>
    <style:style style:name="P20" style:family="paragraph" style:parent-style-name="Text_20_body" style:list-style-name="L18"/>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IA Crypto Holder</text:span></text:h>
      <text:h text:style-name="Heading_20_2" text:outline-level="2"><text:span text:style-name="Strong_20_Emphasis">Resumen Ejecutivo</text:span></text:h>
      <text:p text:style-name="Text_20_body"><text:span text:style-name="Strong_20_Emphasis">IA Crypto Holder</text:span> es una plataforma innovadora respaldada por inteligencia artificial, diseñada para proporcionar análisis fundamentales avanzados y éticos de criptomonedas y tokens. A diferencia de las soluciones tradicionales enfocadas en el trading, nuestra plataforma está pensada para holders de criptomonedas que buscan invertir a largo, medio y corto plazo, con el objetivo de evaluar la calidad y fiabilidad de los proyectos desde un punto de vista técnico, económico y ético. La plataforma proporcionará informes detallados y alertas sobre nuevas monedas, contratos inteligentes y posibles riesgos de fraude.</text:p>
      <text:h text:style-name="Heading_20_2" text:outline-level="2"><text:span text:style-name="Strong_20_Emphasis">Propósito del Proyecto</text:span></text:h>
      <text:p text:style-name="Text_20_body"><text:span text:style-name="Strong_20_Emphasis">IA Crypto Holder</text:span> tiene como propósito dar a los inversores herramientas eficaces y transparentes para analizar monedas y tokens desde un enfoque ético, sin recurrir a tácticas ilegales ni agresivas. El sistema ayudará a:</text:p>
      <text:list text:style-name="L1">
        <text:list-item>
          <text:p text:style-name="P1"><text:span text:style-name="Strong_20_Emphasis">Detectar nuevas monedas y tokens con potencial real</text:span>.</text:p>
        </text:list-item>
        <text:list-item>
          <text:p text:style-name="P1"><text:span text:style-name="Strong_20_Emphasis">Evaluar sus fundamentos técnicos</text:span>, de <text:span text:style-name="Strong_20_Emphasis">comunidad</text:span>, de <text:span text:style-name="Strong_20_Emphasis">transparencia</text:span> y de <text:span text:style-name="Strong_20_Emphasis">distribución</text:span>.</text:p>
        </text:list-item>
        <text:list-item>
          <text:p text:style-name="P1"><text:span text:style-name="Strong_20_Emphasis">Detectar señales de manipulación, fraudes y riesgos de centralización</text:span>.</text:p>
        </text:list-item>
        <text:list-item>
          <text:p text:style-name="P1"><text:span text:style-name="Strong_20_Emphasis">Verificar la utilidad real del token</text:span> en el mercado.</text:p>
        </text:list-item>
        <text:list-item>
          <text:p text:style-name="P1"><text:span text:style-name="Strong_20_Emphasis">Evaluar la arquitectura y el contrato inteligente</text:span> para detectar fallos de seguridad y posibles vulnerabilidades.</text:p>
        </text:list-item>
        <text:list-item>
          <text:p text:style-name="P1"><text:span text:style-name="Strong_20_Emphasis">Monitorear el comportamiento de precios</text:span>, identificando los mejores momentos para comprar y vender, basados en el análisis de datos históricos y predicciones de IA.</text:p>
        </text:list-item>
      </text:list>
      <text:h text:style-name="Heading_20_2" text:outline-level="2"><text:span text:style-name="Strong_20_Emphasis">Problemática</text:span></text:h>
      <text:p text:style-name="Text_20_body">En la actualidad, los holders de criptomonedas carecen de herramientas especializadas para realizar un análisis fundamental profundo. Las plataformas existentes están más orientadas al trading, sin tener en cuenta el valor a largo plazo ni la seguridad del inversor. Además, muchos sistemas recurren a prácticas ilegales como scraping de datos, lo que compromete la privacidad y la transparencia de la información. <text:span text:style-name="Strong_20_Emphasis">IA Crypto Holder</text:span> nace como una alternativa ética, legal y transparente para los inversores que desean hacer análisis profundos sin caer en prácticas no éticas o riesgosas.</text:p>
      <text:h text:style-name="Heading_20_2" text:outline-level="2"><text:soft-page-break/><text:span text:style-name="Strong_20_Emphasis">Características Clave</text:span></text:h>
      <text:list text:style-name="L2">
        <text:list-item>
          <text:p text:style-name="P2"><text:span text:style-name="Strong_20_Emphasis">Análisis Automático de Whitepapers y Hojas de Ruta</text:span>: Evaluación de la transparencia, la visión a largo plazo, la utilidad y el equipo detrás de cada proyecto.</text:p>
        </text:list-item>
        <text:list-item>
          <text:p text:style-name="P2"><text:span text:style-name="Strong_20_Emphasis">Análisis de Contratos Inteligentes</text:span>: Inspección de código para detectar vulnerabilidades, fraudes potenciales, y verificar el cumplimiento de las mejores prácticas de seguridad.</text:p>
        </text:list-item>
        <text:list-item>
          <text:p text:style-name="P2"><text:span text:style-name="Strong_20_Emphasis">Evaluación de la Comunidad y Distribución de Tokens</text:span>: Determinar la fiabilidad de la comunidad, su tamaño y la equidad en la distribución del token.</text:p>
        </text:list-item>
        <text:list-item>
          <text:p text:style-name="P2"><text:span text:style-name="Strong_20_Emphasis">Detección de Señales de Manipulación</text:span>: Identificación de actividades sospechosas, como el uso de bots de alta frecuencia o prácticas de "pump and dump".</text:p>
        </text:list-item>
        <text:list-item>
          <text:p text:style-name="P2"><text:span text:style-name="Strong_20_Emphasis">Evaluación de la Utilidad Real del Token</text:span>: Determinación de si el token tiene un caso de uso legítimo dentro del ecosistema y no es solo una moneda especulativa.</text:p>
        </text:list-item>
        <text:list-item>
          <text:p text:style-name="P2"><text:span text:style-name="Strong_20_Emphasis">Análisis del Trilema de Bitcoin</text:span>: Evaluación de si el token respeta los principios fundamentales de descentralización, seguridad y escalabilidad.</text:p>
        </text:list-item>
      </text:list>
      <text:p text:style-name="Text_20_body"/>
      <text:h text:style-name="Heading_20_3" text:outline-level="3"><text:span text:style-name="Strong_20_Emphasis">Arquitectura Backend Avanzada para Análisis de Criptomonedas y Tokens</text:span></text:h>
      <text:h text:style-name="P3" text:outline-level="4"><text:span text:style-name="Strong_20_Emphasis">1. Lenguaje de Programación y Framework</text:span></text:h>
      <text:p text:style-name="Text_20_body"><text:span text:style-name="Strong_20_Emphasis">Opción principal: Python + FastAPI</text:span></text:p>
      <text:p text:style-name="Text_20_body"><text:span text:style-name="Strong_20_Emphasis">Por qué elegir esta combinación</text:span>:</text:p>
      <text:list text:style-name="L3">
        <text:list-item>
          <text:p text:style-name="P4"><text:span text:style-name="Strong_20_Emphasis">Python</text:span> es el estándar en la comunidad de análisis de datos, machine learning, y blockchain. La flexibilidad del lenguaje y la disponibilidad de bibliotecas lo hacen ideal para tareas complejas.</text:p>
        </text:list-item>
        <text:list-item>
          <text:p text:style-name="P4"><text:span text:style-name="Strong_20_Emphasis">FastAPI</text:span> es moderno, rápido y adecuado para crear APIs RESTful y WebSocket de alto rendimiento. Es ideal para hacer interacciones en tiempo real, que es crucial si deseas procesar grandes volúmenes de datos de tokens y contratos de manera rápida.</text:p>
        </text:list-item>
      </text:list>
      <text:p text:style-name="Text_20_body"><text:span text:style-name="Strong_20_Emphasis">Alternativa secundaria: Go (Golang)</text:span></text:p>
      <text:list text:style-name="L4">
        <text:list-item>
          <text:p text:style-name="P5"><text:span text:style-name="Strong_20_Emphasis">Por qué usar Go</text:span>: Go es ideal si necesitas un backend con alta concurrencia y eficiencia en el procesamiento de solicitudes. Con Go, se pueden construir APIs extremadamente rápidas que puedan manejar peticiones masivas de información, lo que sería esencial en un sistema de análisis de tokens en tiempo real.</text:p>
        </text:list-item>
        <text:list-item>
          <text:p text:style-name="P5"><text:span text:style-name="Strong_20_Emphasis">Ventajas</text:span>:</text:p>
          <text:list>
            <text:list-item>
              <text:p text:style-name="P5">Rendimiento extremadamente rápido.</text:p>
            </text:list-item>
            <text:list-item>
              <text:p text:style-name="P5">Capacidad de manejar miles de conexiones simultáneas.</text:p>
            </text:list-item>
            <text:list-item>
              <text:p text:style-name="P5">Ideal para microservicios.</text:p>
            </text:list-item>
          </text:list>
        </text:list-item>
        <text:list-item>
          <text:p text:style-name="P5"><text:soft-page-break/><text:span text:style-name="Strong_20_Emphasis">Desventajas</text:span>:</text:p>
          <text:list>
            <text:list-item>
              <text:p text:style-name="P5">Menor cantidad de bibliotecas dedicadas a análisis de datos comparado con Python.</text:p>
            </text:list-item>
          </text:list>
        </text:list-item>
      </text:list>
      <text:h text:style-name="P3" text:outline-level="4"><text:span text:style-name="Strong_20_Emphasis">2. Base de Datos</text:span></text:h>
      <text:p text:style-name="Text_20_body"><text:span text:style-name="Strong_20_Emphasis">Base de datos relacional para análisis complejo: PostgreSQL</text:span></text:p>
      <text:p text:style-name="Text_20_body"><text:span text:style-name="Strong_20_Emphasis">Por qué PostgreSQL</text:span>:</text:p>
      <text:list text:style-name="L5">
        <text:list-item>
          <text:p text:style-name="P6"><text:span text:style-name="Strong_20_Emphasis">Relacional</text:span>: El modelo de relaciones entre entidades (tokens, contratos, usuarios, alertas) es clave para este sistema.</text:p>
        </text:list-item>
        <text:list-item>
          <text:p text:style-name="P6"><text:span text:style-name="Strong_20_Emphasis">SQL avanzado</text:span>: Soporta consultas complejas, operaciones transaccionales, y es muy eficiente en términos de integridad y consistencia de datos. Es fundamental para manejar datos de tokens, precios, históricos de transacciones, y análisis de contratos inteligentes.</text:p>
        </text:list-item>
      </text:list>
      <text:p text:style-name="Text_20_body"><text:span text:style-name="Strong_20_Emphasis">Opción NoSQL: Apache Cassandra</text:span></text:p>
      <text:p text:style-name="Text_20_body"><text:span text:style-name="Strong_20_Emphasis">Por qué usar Cassandra</text:span>:</text:p>
      <text:list text:style-name="L6">
        <text:list-item>
          <text:p text:style-name="P7">Si buscas un enfoque de datos distribuido, <text:span text:style-name="Strong_20_Emphasis">Cassandra</text:span> es una base de datos NoSQL de alta disponibilidad diseñada para gestionar grandes volúmenes de datos sin un solo punto de fallo. Ideal si planeas manejar datos de tokens a gran escala o si tus datos están orientados a eventos (precios históricos, actualizaciones de contratos, transacciones en tiempo real).</text:p>
        </text:list-item>
        <text:list-item>
          <text:p text:style-name="P7"><text:span text:style-name="Strong_20_Emphasis">Ventajas</text:span>:</text:p>
          <text:list>
            <text:list-item>
              <text:p text:style-name="P7">Alta disponibilidad y escalabilidad horizontal.</text:p>
            </text:list-item>
            <text:list-item>
              <text:p text:style-name="P7">Perfecta para aplicaciones que necesitan almacenar grandes volúmenes de datos distribuidos.</text:p>
            </text:list-item>
          </text:list>
        </text:list-item>
        <text:list-item>
          <text:p text:style-name="P7"><text:span text:style-name="Strong_20_Emphasis">Desventajas</text:span>:</text:p>
          <text:list>
            <text:list-item>
              <text:p text:style-name="P7">El esquema flexible y la falta de relaciones entre datos lo hacen menos adecuado para ciertos casos.</text:p>
            </text:list-item>
          </text:list>
        </text:list-item>
      </text:list>
      <text:h text:style-name="P3" text:outline-level="4"><text:span text:style-name="Strong_20_Emphasis">3. Gestión de Contratos Inteligentes (Smart Contracts)</text:span></text:h>
      <text:p text:style-name="Text_20_body"><text:span text:style-name="Strong_20_Emphasis">Auditoría de contratos inteligentes:</text:span></text:p>
      <text:list text:style-name="L7">
        <text:list-item>
          <text:p text:style-name="P8"><text:span text:style-name="Strong_20_Emphasis">Mythril y Slither</text:span> para análisis de seguridad de contratos en <text:span text:style-name="Strong_20_Emphasis">Ethereum</text:span> y <text:span text:style-name="Strong_20_Emphasis">Solidity</text:span>. Usando estas herramientas, podemos detectar vulnerabilidades conocidas, como reentradas o sobrecargas de gas.</text:p>
        </text:list-item>
        <text:list-item>
          <text:p text:style-name="P8"><text:span text:style-name="Strong_20_Emphasis">Truffle Suite</text:span> o <text:span text:style-name="Strong_20_Emphasis">Hardhat</text:span>: Estas son herramientas completas para desarrollar, probar y auditar contratos inteligentes. Ofrecen soporte completo para pruebas de contratos inteligentes, incluyendo análisis de vulnerabilidades y optimización de gas.</text:p>
        </text:list-item>
      </text:list>
      <text:p text:style-name="Text_20_body"><text:span text:style-name="Strong_20_Emphasis">Análisis avanzado de contratos inteligentes</text:span>:</text:p>
      <text:list text:style-name="L8">
        <text:list-item>
          <text:p text:style-name="P9"><text:soft-page-break/><text:span text:style-name="Strong_20_Emphasis">Deep Contract Analysis con Machine Learning</text:span>: Se pueden entrenar modelos de <text:span text:style-name="Strong_20_Emphasis">machine learning</text:span> para analizar patrones de contratos y detectar posibles vulnerabilidades más complejas que las cubiertas por herramientas tradicionales. Esto es crucial para identificar tokens fraudulentos o riesgosos a través del análisis del código fuente.</text:p>
        </text:list-item>
      </text:list>
      <text:h text:style-name="P3" text:outline-level="4"><text:span text:style-name="Strong_20_Emphasis">4. Análisis de Datos (Machine Learning y Predicción de Precios)</text:span></text:h>
      <text:p text:style-name="Text_20_body"><text:span text:style-name="Strong_20_Emphasis">Predicción de precios de tokens:</text:span></text:p>
      <text:list text:style-name="L9">
        <text:list-item>
          <text:p text:style-name="P10"><text:span text:style-name="Strong_20_Emphasis">TensorFlow y Keras</text:span>: Usar redes neuronales profundas (DNN) o modelos recurrentes de redes neuronales (RNN, LSTM) para predecir los precios futuros de los tokens basados en datos históricos.</text:p>
          <text:list>
            <text:list-item>
              <text:p text:style-name="P10"><text:span text:style-name="Strong_20_Emphasis">TensorFlow 2.x</text:span>: Ofrece capacidades de aprendizaje profundo para procesar datos temporales, como las fluctuaciones de precios de las criptomonedas.</text:p>
            </text:list-item>
            <text:list-item>
              <text:p text:style-name="P10"><text:span text:style-name="Strong_20_Emphasis">Prophet</text:span> (de Facebook): Ideal para predecir series temporales y tendencias en precios de tokens.</text:p>
            </text:list-item>
          </text:list>
        </text:list-item>
      </text:list>
      <text:p text:style-name="Text_20_body"><text:span text:style-name="Strong_20_Emphasis">Análisis y clasificación de tokens (evaluación de riesgos):</text:span></text:p>
      <text:list text:style-name="L10">
        <text:list-item>
          <text:p text:style-name="P11"><text:span text:style-name="Strong_20_Emphasis">Random Forests y XGBoost</text:span>: Para clasificación de riesgos de tokens según varios parámetros, como la cantidad de tokens en circulación, el volumen de transacciones, el análisis del contrato inteligente y la actividad en las redes sociales.</text:p>
        </text:list-item>
        <text:list-item>
          <text:p text:style-name="P11"><text:span text:style-name="Strong_20_Emphasis">Modelo de clasificación supervisada</text:span>: Usar un modelo que clasifique tokens en diferentes categorías de riesgo, desde bajo riesgo hasta tokens fraudulentos.</text:p>
        </text:list-item>
      </text:list>
      <text:h text:style-name="P3" text:outline-level="4"><text:span text:style-name="Strong_20_Emphasis">5. APIs para Obtener Datos de Criptomonedas y Tokens</text:span></text:h>
      <text:p text:style-name="Text_20_body"><text:span text:style-name="Strong_20_Emphasis">CoinGecko</text:span> y <text:span text:style-name="Strong_20_Emphasis">CoinMarketCap</text:span> son tus aliados, pero para un análisis aún más profundo:</text:p>
      <text:list text:style-name="L11">
        <text:list-item>
          <text:p text:style-name="P12"><text:span text:style-name="Strong_20_Emphasis">Messari.io API</text:span>: Ofrece datos mucho más detallados que CoinGecko o CoinMarketCap, incluyendo análisis en tiempo real sobre los proyectos blockchain, su equipo, y las métricas fundamentales del mercado.</text:p>
        </text:list-item>
        <text:list-item>
          <text:p text:style-name="P12"><text:span text:style-name="Strong_20_Emphasis">Glassnode</text:span>: Una plataforma que proporciona métricas on-chain avanzadas, como análisis de la distribución de tokens, la centralización de las participaciones, y el análisis de la salud de la red.</text:p>
        </text:list-item>
      </text:list>
      <text:p text:style-name="Text_20_body"><text:span text:style-name="Strong_20_Emphasis">Integración con Oráculos de Precios</text:span>:</text:p>
      <text:list text:style-name="L12">
        <text:list-item>
          <text:p text:style-name="P13"><text:span text:style-name="Strong_20_Emphasis">Chainlink</text:span>: Si necesitas datos más confiables sobre precios en tiempo real, la integración con oráculos de Chainlink es crucial para obtener datos verificados y descentralizados de precios y métricas blockchain.</text:p>
        </text:list-item>
      </text:list>
      <text:h text:style-name="P3" text:outline-level="4"><text:span text:style-name="Strong_20_Emphasis">6. Integración en Tiempo Real y Notificaciones</text:span></text:h>
      <text:p text:style-name="Text_20_body"><text:span text:style-name="Strong_20_Emphasis">WebSocket o Server-Sent Events (SSE)</text:span>:</text:p>
      <text:list text:style-name="L13">
        <text:list-item>
          <text:p text:style-name="P14"><text:soft-page-break/><text:span text:style-name="Strong_20_Emphasis">WebSockets</text:span>: Para notificaciones en tiempo real sobre alertas de precios, cambios significativos en el análisis de contratos inteligentes, o cambios en las métricas de tokens. Los WebSockets permiten una comunicación bidireccional persistente, lo que es ideal para aplicaciones que requieren actualizaciones inmediatas.</text:p>
        </text:list-item>
        <text:list-item>
          <text:p text:style-name="P14"><text:span text:style-name="Strong_20_Emphasis">SSE (Server-Sent Events)</text:span>: Otra opción viable para enviar datos en tiempo real a clientes sin necesidad de mantener una conexión constante.</text:p>
        </text:list-item>
      </text:list>
      <text:p text:style-name="Text_20_body"><text:span text:style-name="Strong_20_Emphasis">Sistemas de Alertas Inteligentes</text:span>:</text:p>
      <text:list text:style-name="L14">
        <text:list-item>
          <text:p text:style-name="P15">Usando el análisis de precios en tiempo real, podrías implementar un sistema de alertas que avise a los usuarios cuando un token llegue a un precio objetivo o cuando se detecte un cambio significativo en sus indicadores fundamentales (capitalización de mercado, volumen de transacciones, etc.).</text:p>
        </text:list-item>
      </text:list>
      <text:h text:style-name="P3" text:outline-level="4"><text:span text:style-name="Strong_20_Emphasis">7. Infraestructura y Despliegue</text:span></text:h>
      <text:p text:style-name="Text_20_body"><text:span text:style-name="Strong_20_Emphasis">Contenedores y Orquestación</text:span>:</text:p>
      <text:list text:style-name="L15">
        <text:list-item>
          <text:p text:style-name="P16"><text:span text:style-name="Strong_20_Emphasis">Docker y Kubernetes</text:span>: Docker para contenedores ligeros y Kubernetes para orquestar los microservicios. Esto garantiza que tu sistema sea escalable y resiliente. A medida que el sistema crezca, Kubernetes facilitará la gestión de múltiples instancias y la distribución de carga.</text:p>
        </text:list-item>
        <text:list-item>
          <text:p text:style-name="P16"><text:span text:style-name="Strong_20_Emphasis">CI/CD (GitLab CI, GitHub Actions)</text:span>: Para integrar pruebas, auditorías de contratos y despliegues automáticos de tu infraestructura de backend.</text:p>
        </text:list-item>
      </text:list>
      <text:p text:style-name="Text_20_body"><text:span text:style-name="Strong_20_Emphasis">Cloud Infrastructure</text:span>:</text:p>
      <text:list text:style-name="L16">
        <text:list-item>
          <text:p text:style-name="P17"><text:span text:style-name="Strong_20_Emphasis">AWS, Google Cloud o Azure</text:span>: Estas plataformas proporcionan infraestructura escalable para manejar grandes volúmenes de datos y tráfico. Utiliza servicios como <text:span text:style-name="Strong_20_Emphasis">AWS Lambda</text:span> para funciones serverless (ideal para eventos como la ejecución de auditorías de contratos inteligentes) o <text:span text:style-name="Strong_20_Emphasis">Google BigQuery</text:span> para análisis masivos de datos.</text:p>
        </text:list-item>
      </text:list>
      <text:p text:style-name="Text_20_body"><text:span text:style-name="Strong_20_Emphasis">Blockchain Nodes</text:span>:</text:p>
      <text:list text:style-name="L17">
        <text:list-item>
          <text:p text:style-name="P18"><text:span text:style-name="Strong_20_Emphasis">Infura o Alchemy</text:span>: Utiliza servicios como <text:span text:style-name="Strong_20_Emphasis">Infura</text:span> o <text:span text:style-name="Strong_20_Emphasis">Alchemy</text:span> para interactuar con nodos de blockchain de manera eficiente, sin tener que gestionar tu propio nodo completo. Esto es importante para la interacción con Ethereum, Binance Smart Chain, y otros protocolos.</text:p>
        </text:list-item>
      </text:list>
      <text:h text:style-name="P19" text:outline-level="3"><text:span text:style-name="Strong_20_Emphasis">Resumen Avanzado de la Arquitectura Backend</text:span></text:h>
      <text:list text:style-name="L18">
        <text:list-item>
          <text:p text:style-name="P20"><text:span text:style-name="Strong_20_Emphasis">Lenguaje y Framework</text:span>: Python + FastAPI (principal) / Go (alternativo para alta concurrencia).</text:p>
        </text:list-item>
        <text:list-item>
          <text:p text:style-name="P20"><text:span text:style-name="Strong_20_Emphasis">Base de Datos</text:span>: PostgreSQL para relaciones complejas, Cassandra si necesitas escalabilidad masiva.</text:p>
        </text:list-item>
        <text:list-item>
          <text:p text:style-name="P20"><text:span text:style-name="Strong_20_Emphasis">Análisis de Contratos</text:span>: Mythril, Slither, y Deep Contract Analysis con Machine Learning.</text:p>
        </text:list-item>
        <text:list-item>
          <text:p text:style-name="P20"><text:span text:style-name="Strong_20_Emphasis">Análisis de Precios</text:span>: Modelos de Machine Learning con TensorFlow, XGBoost y Prophet.</text:p>
        </text:list-item>
        <text:list-item>
          <text:p text:style-name="P20"><text:soft-page-break/><text:span text:style-name="Strong_20_Emphasis">APIs Externas</text:span>: CoinGecko, CoinMarketCap, Messari.io, Glassnode.</text:p>
        </text:list-item>
        <text:list-item>
          <text:p text:style-name="P20"><text:span text:style-name="Strong_20_Emphasis">Notificaciones en Tiempo Real</text:span>: WebSocket / SSE para alertas de precios y cambios significativos.</text:p>
        </text:list-item>
        <text:list-item>
          <text:p text:style-name="P20"><text:span text:style-name="Strong_20_Emphasis">Infraestructura y Escalabilidad</text:span>: Docker, Kubernetes, CI/CD, y Cloud Infrastructure.</text:p>
        </text:list-item>
      </text:list>
      <text:p text:style-name="Text_20_body"/>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FreeSerif" fo:font-size="12pt" fo:language="es" fo:country="MX" style:letter-kerning="true" style:font-name-asian="Free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FreeSerif" fo:font-size="12pt" fo:language="es" fo:country="MX" style:letter-kerning="true" style:font-name-asian="Free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FreeSerif" fo:font-family="FreeSerif" style:font-family-generic="roman" style:font-pitch="variable" fo:font-size="24pt" fo:font-weight="bold" style:font-name-asian="FreeSans1" style:font-family-asian="Free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FreeSerif" fo:font-family="FreeSerif" style:font-family-generic="roman" style:font-pitch="variable" fo:font-size="18pt" fo:font-weight="bold" style:font-name-asian="FreeSans1" style:font-family-asian="Free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FreeSerif" fo:font-family="FreeSerif" style:font-family-generic="roman" style:font-pitch="variable" fo:font-size="14pt" fo:font-weight="bold" style:font-name-asian="FreeSans1" style:font-family-asian="Free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FreeSerif" fo:font-family="FreeSerif" style:font-family-generic="roman" style:font-pitch="variable" fo:font-size="12pt" fo:font-weight="bold" style:font-name-asian="FreeSans1" style:font-family-asian="Free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09T00:10:29.722645592</meta:creation-date>
    <dc:date>2025-04-09T00:19:30.264330938</dc:date>
    <meta:editing-duration>PT9M1S</meta:editing-duration>
    <meta:editing-cycles>1</meta:editing-cycles>
    <meta:document-statistic meta:table-count="0" meta:image-count="0" meta:object-count="0" meta:page-count="6" meta:paragraph-count="89" meta:word-count="1572" meta:character-count="10612" meta:non-whitespace-character-count="9183"/>
    <meta:generator>LibreOffice/25.2.2.2$Linux_X86_64 LibreOffice_project/520$Build-2</meta:generator>
  </office:meta>
</office:document-meta>
</file>